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003cm" table:align="margins"/>
    </style:style>
    <style:style style:name="Tabla1.A" style:family="table-column">
      <style:table-column-properties style:column-width="1.291cm" style:rel-column-width="14096*"/>
    </style:style>
    <style:style style:name="Tabla1.B" style:family="table-column">
      <style:table-column-properties style:column-width="1.503cm" style:rel-column-width="16407*"/>
    </style:style>
    <style:style style:name="Tabla1.C" style:family="table-column">
      <style:table-column-properties style:column-width="1.207cm" style:rel-column-width="13172*"/>
    </style:style>
    <style:style style:name="Tabla1.D" style:family="table-column">
      <style:table-column-properties style:column-width="0.995cm" style:rel-column-width="10861*"/>
    </style:style>
    <style:style style:name="Tabla1.E" style:family="table-column">
      <style:table-column-properties style:column-width="1.007cm" style:rel-column-width="1099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003cm" table:align="margins"/>
    </style:style>
    <style:style style:name="Tabla2.A" style:family="table-column">
      <style:table-column-properties style:column-width="3cm" style:rel-column-width="32767*"/>
    </style:style>
    <style:style style:name="Tabla2.B" style:family="table-column">
      <style:table-column-properties style:column-width="3.002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6.003cm" table:align="margins"/>
    </style:style>
    <style:style style:name="Tabla3.A" style:family="table-column">
      <style:table-column-properties style:column-width="6.003cm" style:rel-column-width="65535*"/>
    </style:style>
    <style:style style:name="Tabla3.A1" style:family="table-cell">
      <style:table-cell-properties fo:padding="0.097cm" fo:border-left="none" fo:border-right="none" fo:border-top="none" fo:border-bottom="0.5pt solid #000000"/>
    </style:style>
    <style:style style:name="Tabla4" style:family="table">
      <style:table-properties style:width="6.003cm" table:align="margins"/>
    </style:style>
    <style:style style:name="Tabla4.A" style:family="table-column">
      <style:table-column-properties style:column-width="6.003cm" style:rel-column-width="65535*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Arial1" fo:font-size="8pt" fo:language="en" fo:country="US" fo:font-weight="normal" officeooo:rsid="0021ad8a" officeooo:paragraph-rsid="0021ad8a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9be8c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c447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cedb1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6f8b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1d9b89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203c64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5e4aaf" officeooo:paragraph-rsid="0021ad8a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7pt" fo:language="en" fo:country="US" fo:font-weight="bold" officeooo:rsid="0021ad8a" officeooo:paragraph-rsid="0021ad8a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60b47" officeooo:paragraph-rsid="00260b47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60b47" officeooo:paragraph-rsid="00260b47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a26fc" officeooo:paragraph-rsid="002a26fc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edc4e" officeooo:paragraph-rsid="002edc4e" style:font-size-asian="7pt" style:font-size-complex="7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7pt" fo:font-weight="normal" officeooo:rsid="001cd6ca" officeooo:paragraph-rsid="001cd6ca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7pt" fo:font-weight="normal" officeooo:rsid="00203c64" officeooo:paragraph-rsid="0047d921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1" fo:font-size="7pt" officeooo:rsid="001cd6ca" officeooo:paragraph-rsid="001cd6ca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7pt" style:font-size-asian="7pt" style:font-size-complex="7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7pt" fo:font-weight="bold" officeooo:rsid="001d9b89" officeooo:paragraph-rsid="001d9b89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5pt" fo:language="en" fo:country="US" officeooo:rsid="0078992b" officeooo:paragraph-rsid="0078992b" style:font-size-asian="5pt" style:font-size-complex="5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5pt" fo:language="en" fo:country="US" officeooo:rsid="0077566e" officeooo:paragraph-rsid="0077566e" style:font-size-asian="5pt" style:font-size-complex="5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5pt" fo:language="en" fo:country="US" officeooo:rsid="0085e09e" officeooo:paragraph-rsid="0085e09e" style:font-size-asian="5pt" style:font-size-complex="5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5pt" fo:language="en" fo:country="US" officeooo:rsid="0085e09e" officeooo:paragraph-rsid="008633e1" style:font-size-asian="5pt" style:font-size-complex="5pt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5pt" fo:language="en" fo:country="US" officeooo:rsid="0085e09e" officeooo:paragraph-rsid="0089eeef" style:font-size-asian="5pt" style:font-size-complex="5pt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5pt" fo:language="en" fo:country="US" officeooo:rsid="0085e09e" officeooo:paragraph-rsid="0091a3f9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5pt" fo:language="en" fo:country="US" officeooo:rsid="0085e09e" officeooo:paragraph-rsid="008cc653" style:font-size-asian="5pt" style:font-size-complex="5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5pt" fo:language="en" fo:country="US" officeooo:rsid="00243f7e" officeooo:paragraph-rsid="00243f7e" style:font-size-asian="5pt" style:font-size-complex="5pt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5pt" fo:language="en" fo:country="US" officeooo:rsid="00243f7e" officeooo:paragraph-rsid="00243f7e" style:font-size-asian="5pt" style:font-size-complex="5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5pt" fo:language="en" fo:country="US" officeooo:rsid="0090086b" officeooo:paragraph-rsid="0090086b" style:font-size-asian="5pt" style:font-size-complex="5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1cd6ca" officeooo:paragraph-rsid="001cd6ca" style:font-size-asian="7pt" style:font-weight-asian="bold" style:font-size-complex="7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5pt" fo:language="en" fo:country="US" officeooo:rsid="00770fc6" officeooo:paragraph-rsid="0077566e" style:font-size-asian="5pt" style:font-size-complex="5pt"/>
    </style:style>
    <style:style style:name="P42" style:family="paragraph" style:parent-style-name="Text_20_body">
      <style:paragraph-properties fo:text-align="center" style:justify-single-word="false"/>
      <style:text-properties style:font-name="Arial2" fo:font-size="5pt" fo:language="en" fo:country="US" officeooo:rsid="00243f7e" officeooo:paragraph-rsid="00243f7e" style:font-size-asian="5pt" style:font-size-complex="5pt"/>
    </style:style>
    <style:style style:name="P43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203c64" style:font-size-asian="7pt" style:font-weight-asian="normal" style:font-size-complex="7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9e9e6c" officeooo:paragraph-rsid="009e9e6c" style:font-size-asian="7pt" style:font-weight-asian="normal" style:font-size-complex="7pt" style:font-weight-complex="normal"/>
    </style:style>
    <style:style style:name="P45" style:family="paragraph">
      <loext:graphic-properties draw:fill="solid" draw:fill-color="#0000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46eac6"/>
    </style:style>
    <style:style style:name="T4" style:family="text">
      <style:text-properties fo:language="en" fo:country="US" officeooo:rsid="00486aef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en" fo:country="US" fo:font-weight="bold" style:font-weight-asian="bold" style:font-weight-complex="bold"/>
    </style:style>
    <style:style style:name="T8" style:family="text">
      <style:text-properties style:font-name="Arial" fo:language="en" fo:country="US" style:text-underline-style="none" fo:font-weight="bold" style:font-weight-asian="bold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21d3d"/>
    </style:style>
    <style:style style:name="T12" style:family="text">
      <style:text-properties officeooo:rsid="0046c084"/>
    </style:style>
    <style:style style:name="T13" style:family="text">
      <style:text-properties officeooo:rsid="0046eac6"/>
    </style:style>
    <style:style style:name="T14" style:family="text">
      <style:text-properties officeooo:rsid="00203c64"/>
    </style:style>
    <style:style style:name="T15" style:family="text">
      <style:text-properties officeooo:rsid="00874c03"/>
    </style:style>
    <style:style style:name="T16" style:family="text">
      <style:text-properties officeooo:rsid="008a79a1"/>
    </style:style>
    <style:style style:name="T17" style:family="text">
      <style:text-properties officeooo:rsid="008bc622"/>
    </style:style>
    <style:style style:name="T18" style:family="text">
      <style:text-properties officeooo:rsid="00963aa5"/>
    </style:style>
    <style:style style:name="T19" style:family="text">
      <style:text-properties officeooo:rsid="009a79c8"/>
    </style:style>
    <style:style style:name="gr1" style:family="graphic">
      <style:graphic-properties draw:stroke="dash" draw:stroke-dash="Long_20_Dash" svg:stroke-color="#000000" svg:stroke-linecap="butt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VERSIONES MEDICAS DE ORIENTE S.A DE C.V</text:p>
      <text:p text:style-name="P22">Final 9<text:span text:style-name="T5">ª</text:span><text:span text:style-name="T1"> Avenida Sur Calle La Paz, B</text:span><text:span text:style-name="T6">ª La Merced Atras de Hotel Tropico Inn, San Miguel, El Salvador, CA</text:span></text:p>
      <text:p text:style-name="P22"><text:span text:style-name="T7">Telefax</text:span><text:span text:style-name="T6">: 2661-0001</text:span></text:p>
      <text:p text:style-name="P35">I.V.A. DL 296</text:p>
      <text:p text:style-name="P22"><text:span text:style-name="T7">Giro</text:span><text:span text:style-name="T6">: Servicios Medicos Hosp.</text:span></text:p>
      <text:p text:style-name="P22"><text:span text:style-name="T7">NRC</text:span><text:span text:style-name="T6">: 50470 | </text:span><text:span text:style-name="T7">Nit</text:span><text:span text:style-name="T6">: 0614-150591-102-9</text:span></text:p>
      <text:p text:style-name="P35"/>
      <text:p text:style-name="P35">{d.titulo}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ESCANEAR</text:p>
      <text:p text:style-name="P37"/>
      <text:p text:style-name="P37"><draw:line text:anchor-type="paragraph" draw:z-index="0" draw:name="Línea 1" draw:style-name="gr1" draw:text-style-name="P45" svg:x1="6.484cm" svg:y1="0.153cm" svg:x2="-0.624cm" svg:y2="0.153cm"><text:p/></draw:line></text:p>
      <text:p text:style-name="P19"><text:span text:style-name="T8">Fecha:</text:span><text:span text:style-name="T6"> {d.info.fecha}</text:span></text:p>
      <text:p text:style-name="P39"/>
      <text:p text:style-name="P38">Código generación:</text:p>
      <text:p text:style-name="P40">{d.info.codigoGeneracion<text:span text:style-name="T12">}</text:span></text:p>
      <text:p text:style-name="P24">Sello recepción:</text:p>
      <text:p text:style-name="P8">{d.info.selloRegistra}</text:p>
      <text:p text:style-name="P12">Numero Control:</text:p>
      <text:p text:style-name="P8">{d.info.numeroControl}</text:p>
      <text:p text:style-name="P8"/>
      <text:p text:style-name="P8"><text:span text:style-name="T10">Modelo de Facturacion: </text:span>{d.info.<text:span text:style-name="T18">tipoModelo</text:span>}</text:p>
      <text:p text:style-name="P8"><text:span text:style-name="T10">Tipo de Transmisión: </text:span>{d.info.tipoOperacion}</text:p>
      <text:p text:style-name="P20"><draw:line text:anchor-type="paragraph" draw:z-index="1" draw:name="Línea 2" draw:style-name="gr1" draw:text-style-name="P45" svg:x1="6.498cm" svg:y1="0.284cm" svg:x2="-0.61cm" svg:y2="0.284cm"><text:p/></draw:line></text:p>
      <text:p text:style-name="P9"/>
      <text:p text:style-name="P10"><text:span text:style-name="T10">N</text:span><text:span text:style-name="T9">º Orden:</text:span><text:span text:style-name="T5"> {d.info.orden}</text:span></text:p>
      <text:p text:style-name="P10"><text:span text:style-name="T10">Nombre:</text:span> {d.info.<text:span text:style-name="T13">receptor.nombre</text:span>}</text:p>
      <text:p text:style-name="P44"><text:span text:style-name="T10">Paciente</text:span>: {d.info.paciente}</text:p>
      <text:p text:style-name="P21"><text:span text:style-name="T2">DUI/NIT:</text:span><text:span text:style-name="T1"> {d.info.</text:span><text:span text:style-name="T3">receptor.</text:span><text:span text:style-name="T4">numDocumento</text:span><text:span text:style-name="T1">}</text:span></text:p>
      <text:p text:style-name="P4"><text:span text:style-name="T10">NRC:</text:span> {d.<text:span text:style-name="T14">info.</text:span>receptor.nrc}</text:p>
      <text:p text:style-name="P3"><text:span text:style-name="T10">Act. Economica:</text:span> </text:p>
      <text:p text:style-name="P7"><text:span text:style-name="T19">{d.info.receptor.codActividad} - </text:span>{<text:span text:style-name="T14">d.info.</text:span><text:span text:style-name="T13">receptor</text:span>.descActividad}</text:p>
      <text:p text:style-name="P13">Dirección:</text:p>
      <text:p text:style-name="P5">{<text:span text:style-name="T14">d.info.</text:span><text:span text:style-name="T13">receptor</text:span>.direccion.complemento}</text:p>
      <text:p text:style-name="P6"><text:span text:style-name="T10">Teléfono:</text:span> {<text:span text:style-name="T14">d.info.</text:span><text:span text:style-name="T13">receptor</text:span>.telefono}</text:p>
      <text:p text:style-name="P6"><draw:line text:anchor-type="paragraph" draw:z-index="2" draw:name="Línea 3" draw:style-name="gr1" draw:text-style-name="P45" svg:x1="6.498cm" svg:y1="0.683cm" svg:x2="-0.61cm" svg:y2="0.683cm"><text:p/></draw:line><text:span text:style-name="T10">Correo:</text:span> {<text:span text:style-name="T14">d.info.</text:span><text:span text:style-name="T13">receptor</text:span>.correo}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6">Descripción</text:p>
          </table:table-cell>
          <table:table-cell table:style-name="Tabla1.A1" office:value-type="string">
            <text:p text:style-name="P41">T. Doc. Relacionado</text:p>
          </table:table-cell>
          <table:table-cell table:style-name="Tabla1.A1" office:value-type="string">
            <text:p text:style-name="P26">N<text:span text:style-name="T5">º Doc. <text:s/>Relacionado</text:span></text:p>
          </table:table-cell>
          <table:table-cell table:style-name="Tabla1.A1" office:value-type="string">
            <text:p text:style-name="P26">Monto Sujeto a Retención</text:p>
          </table:table-cell>
          <table:table-cell table:style-name="Tabla1.E1" office:value-type="string">
            <text:p text:style-name="P25">IVA Retenido</text:p>
          </table:table-cell>
        </table:table-row>
        <table:table-row>
          <table:table-cell table:style-name="Tabla1.A2" office:value-type="string">
            <text:p text:style-name="P27">{d.productos[i].descripcion}</text:p>
          </table:table-cell>
          <table:table-cell table:style-name="Tabla1.A2" office:value-type="string">
            <text:p text:style-name="P31">{d.productos[i].tipoDoc}</text:p>
          </table:table-cell>
          <table:table-cell table:style-name="Tabla1.A2" office:value-type="string">
            <text:p text:style-name="P42">{d.productos[i].numDocumento}</text:p>
            <text:p text:style-name="P34"/>
          </table:table-cell>
          <table:table-cell table:style-name="Tabla1.A2" office:value-type="string">
            <text:p text:style-name="P29"><text:span text:style-name="T17">$ </text:span><text:span text:style-name="T16">{</text:span>d.productos[i].montoSujetoGrav}</text:p>
          </table:table-cell>
          <table:table-cell table:style-name="Tabla1.E2" office:value-type="string">
            <text:p text:style-name="P30"><text:span text:style-name="T17">$ </text:span><text:span text:style-name="T16">{</text:span>d.productos[i].ivaRetenido}</text:p>
          </table:table-cell>
        </table:table-row>
        <table:table-row>
          <table:table-cell table:style-name="Tabla1.A2" office:value-type="string">
            <text:p text:style-name="P28">{d.productos[i<text:span text:style-name="T15">+1</text:span>].descripcion}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33"/>
          </table:table-cell>
          <table:table-cell table:style-name="Tabla1.E2" office:value-type="string">
            <text:p text:style-name="P33"/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Total Monto sujeto a retención: </text:p>
          </table:table-cell>
          <table:table-cell table:style-name="Tabla2.A1" office:value-type="string">
            <text:p text:style-name="P15"><text:span text:style-name="T11">$</text:span>{d.totales.totalSujetoRetencion}</text:p>
          </table:table-cell>
        </table:table-row>
        <table:table-row>
          <table:table-cell table:style-name="Tabla2.A1" office:value-type="string">
            <text:p text:style-name="P14">Total IVA Retenido: </text:p>
          </table:table-cell>
          <table:table-cell table:style-name="Tabla2.A1" office:value-type="string">
            <text:p text:style-name="P15"><text:span text:style-name="T11">$</text:span>{d.totales.totalIVAretenido}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16">* VALORES EXPRESADOS EN DOLARES US *</text:p>
          </table:table-cell>
        </table:table-row>
      </table:table>
      <text:p text:style-name="P11"/>
      <text:p text:style-name="P11"/>
      <text:p text:style-name="P3">Persona que realiza Compra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17">FIRMA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1cm" fo:page-height="29.9cm" style:num-format="1" style:print-orientation="portrait" fo:margin-top="1cm" fo:margin-bottom="1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001cm" fo:page-height="29.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28:51.765000000</meta:creation-date>
    <dc:date>2024-02-16T09:24:29.838000000</dc:date>
    <meta:editing-duration>PT20H41M58S</meta:editing-duration>
    <meta:editing-cycles>92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46" meta:word-count="127" meta:character-count="1270" meta:non-whitespace-character-count="1185"/>
  </office:meta>
</office:document-meta>
</file>